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b6c" officeooo:paragraph-rsid="00079b6c"/>
    </style:style>
    <style:style style:name="P2" style:family="paragraph" style:parent-style-name="Standard">
      <style:paragraph-properties fo:text-align="start" style:justify-single-word="false"/>
      <style:text-properties style:font-name="sans-serif" fo:font-size="13pt" style:font-size-asian="13pt" style:font-size-complex="13pt"/>
    </style:style>
    <style:style style:name="P3" style:family="paragraph" style:parent-style-name="Standard">
      <style:paragraph-properties fo:text-align="center" style:justify-single-word="false"/>
      <style:text-properties style:font-name="sans-serif" fo:font-size="13pt" fo:font-style="normal" style:text-underline-style="solid" style:text-underline-width="auto" style:text-underline-color="font-color" fo:font-weight="bold" officeooo:rsid="00079b6c" officeooo:paragraph-rsid="00079b6c" style:font-size-asian="13pt" style:font-style-asian="normal" style:font-weight-asian="bold" style:font-size-complex="13pt" style:font-style-complex="normal" style:font-weight-complex="bold"/>
    </style:style>
    <style:style style:name="P4" style:family="paragraph" style:parent-style-name="Standard">
      <style:paragraph-properties fo:text-align="center" style:justify-single-word="false"/>
      <style:text-properties style:font-name="sans-serif" fo:font-size="13pt" style:text-underline-style="solid" style:text-underline-width="auto" style:text-underline-color="font-color" fo:font-weight="bold" officeooo:rsid="0008dbc9" officeooo:paragraph-rsid="0008dbc9"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sans-serif" fo:font-size="13pt" style:text-underline-style="solid" style:text-underline-width="auto" style:text-underline-color="font-color" style:font-size-asian="13pt" style:font-size-complex="13pt"/>
    </style:style>
    <style:style style:name="P6" style:family="paragraph" style:parent-style-name="Standard">
      <style:paragraph-properties fo:text-align="start" style:justify-single-word="false"/>
      <style:text-properties style:font-name="sans-serif" fo:font-size="13pt" style:text-underline-style="solid" style:text-underline-width="auto" style:text-underline-color="font-color" officeooo:paragraph-rsid="0008dbc9" style:font-size-asian="13pt" style:font-size-complex="13pt"/>
    </style:style>
    <style:style style:name="P7" style:family="paragraph" style:parent-style-name="Standard">
      <style:paragraph-properties fo:text-align="start" style:justify-single-word="false"/>
      <style:text-properties style:font-name="sans-serif" fo:font-size="10.5pt" officeooo:rsid="00079b6c" officeooo:paragraph-rsid="00079b6c" style:font-size-asian="10.5pt" style:font-size-complex="10.5pt"/>
    </style:style>
    <style:style style:name="P8" style:family="paragraph" style:parent-style-name="Standard">
      <style:paragraph-properties fo:text-align="start" style:justify-single-word="false"/>
      <style:text-properties style:font-name="sans-serif" fo:font-size="10.5pt" officeooo:rsid="0007d756" officeooo:paragraph-rsid="0007d756" style:font-size-asian="10.5pt" style:font-size-complex="10.5pt"/>
    </style:style>
    <style:style style:name="P9" style:family="paragraph" style:parent-style-name="Standard">
      <style:paragraph-properties fo:text-align="start" style:justify-single-word="false"/>
      <style:text-properties style:font-name="sans-serif" fo:font-size="10.5pt" officeooo:rsid="0008dbc9" officeooo:paragraph-rsid="0008dbc9" style:font-size-asian="10.5pt" style:font-size-complex="10.5pt"/>
    </style:style>
    <style:style style:name="P10" style:family="paragraph" style:parent-style-name="Standard">
      <style:paragraph-properties fo:text-align="start" style:justify-single-word="false"/>
      <style:text-properties style:font-name="sans-serif" fo:font-size="10.5pt" officeooo:rsid="00095373" officeooo:paragraph-rsid="00095373" style:font-size-asian="10.5pt" style:font-size-complex="10.5pt"/>
    </style:style>
    <style:style style:name="P11" style:family="paragraph" style:parent-style-name="Standard">
      <style:paragraph-properties fo:text-align="start" style:justify-single-word="false"/>
      <style:text-properties style:font-name="sans-serif" fo:font-size="10.5pt" style:text-underline-style="none" officeooo:rsid="0008dbc9" officeooo:paragraph-rsid="0008dbc9" style:font-size-asian="10.5pt" style:font-size-complex="10.5pt"/>
    </style:style>
    <style:style style:name="P12" style:family="paragraph" style:parent-style-name="Standard">
      <style:paragraph-properties fo:text-align="start" style:justify-single-word="false"/>
      <style:text-properties style:font-name="sans-serif" fo:font-size="10.5pt" style:text-underline-style="none" officeooo:rsid="000adfe4" officeooo:paragraph-rsid="000adfe4" style:font-size-asian="10.5pt" style:font-size-complex="10.5pt"/>
    </style:style>
    <style:style style:name="P13" style:family="paragraph" style:parent-style-name="Standard">
      <style:paragraph-properties fo:text-align="start" style:justify-single-word="false"/>
      <style:text-properties style:font-name="sans-serif" fo:font-size="10.5pt" style:text-underline-style="none" officeooo:rsid="000cdca2" officeooo:paragraph-rsid="000cdca2" style:font-size-asian="10.5pt" style:font-size-complex="10.5pt"/>
    </style:style>
    <style:style style:name="P14" style:family="paragraph" style:parent-style-name="Standard">
      <style:paragraph-properties fo:text-align="start" style:justify-single-word="false"/>
      <style:text-properties style:font-name="sans-serif" fo:font-size="10.5pt" style:text-underline-style="none" officeooo:rsid="00095373" officeooo:paragraph-rsid="000cdca2" style:font-size-asian="10.5pt" style:font-size-complex="10.5pt"/>
    </style:style>
    <style:style style:name="P15" style:family="paragraph" style:parent-style-name="Standard">
      <style:text-properties officeooo:rsid="0008dbc9" officeooo:paragraph-rsid="0008dbc9"/>
    </style:style>
    <style:style style:name="P16" style:family="paragraph" style:parent-style-name="Standard">
      <style:paragraph-properties fo:text-align="start" style:justify-single-word="false"/>
      <style:text-properties officeooo:rsid="00095373" officeooo:paragraph-rsid="00095373"/>
    </style:style>
    <style:style style:name="T1" style:family="text">
      <style:text-properties officeooo:rsid="0007d7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1</text:p>
      <text:p text:style-name="P1"/>
      <text:p text:style-name="P1"/>
      <text:p text:style-name="P3">Question 1</text:p>
      <text:p text:style-name="P5">A quoi servent les classes MainWidget et GeometryEngine ?</text:p>
      <text:p text:style-name="P2"/>
      <text:p text:style-name="P7">Classe MainWidget :</text:p>
      <text:p text:style-name="P7"/>
      <text:p text:style-name="P7">Son rôle principal est de permettre la manipulation de notre objet courant, en repérant les event souris. Grâce à ça, on peut transposer notre objet, ainsi que lui appliquer une rotation. <text:span text:style-name="T1">On peut également le redimensionner, grâce à la fonction resizeGL.</text:span></text:p>
      <text:p text:style-name="P7"/>
      <text:p text:style-name="P8">Mais ce n’est pas tout. Cette classe gère également tout ce qui concerne l’affichage.</text:p>
      <text:p text:style-name="P8"/>
      <text:p text:style-name="P8">La fonction initTextures va permettre de charger les textures que nous allons employer.</text:p>
      <text:p text:style-name="P8">Ensuite, la fonction paintGL va lier ces textures à notre objet.</text:p>
      <text:p text:style-name="P9">La gestion des shaders va permettre, dans un premier temps, de récupérer les coordonnées de nos sommets, puis ensuite, va, pour chaque pixel de notre forme définie précédemment, lui attribuer une couleur (tirée de la texture que nous lui avons lié).</text:p>
      <text:p text:style-name="P9"/>
      <text:p text:style-name="P9"/>
      <text:p text:style-name="P9">Classe GeometryEngine :</text:p>
      <text:p text:style-name="P9"/>
      <text:p text:style-name="P16">Cette classe a pour but la création de notre objet, à partir de tableaux de vertex, tout en gérant le maillage de la figure.</text:p>
      <text:p text:style-name="P16">Elle définit donc les vertex de chacune des faces, ainsi que les indices permettant le maillage de nos faces.</text:p>
      <text:p text:style-name="P16">Elle va ensuite lier ces vertex à un buffer VBO, idem pour les indices.</text:p>
      <text:p text:style-name="P16">Ensuite, avec OpenGL, elle va utiliser ces buffers, et va programmer la pipeline d’OpenGL, pour permettre l’utilisation de ces buffers, qui fourniront les positions des vertex, ainsi que les coordonnées des textures associées.</text:p>
      <text:p text:style-name="P10">Finalement, l’appel à glDrawElements provoquera l’affichage de l’objet.</text:p>
      <text:p text:style-name="P2"/>
      <text:p text:style-name="P5">A quoi servent les fichiers fshader.glsl et vshader.glsl ?</text:p>
      <text:p text:style-name="P1"/>
      <text:p text:style-name="P15">Vshader a pour but de transmettre à la carte graphique les coordonnées que nous avons définis préalablement. Cela va donc récupérer toutes les coordonnées, et former des formes géométriques, à l’aide de ces sommets.</text:p>
      <text:p text:style-name="P15"/>
      <text:p text:style-name="P15">Fshader va utiliser ces formes géométriques, et, pour chacun des pixels de chacune des formes, va appliquer la couleur de la texture qui lui est associé.</text:p>
      <text:p text:style-name="P15"/>
      <text:p text:style-name="P15"/>
      <text:p text:style-name="P4">Question 2</text:p>
      <text:p text:style-name="P6">Expliquer le fonctionnement des deux méthodes void GeometryEngine::initCubeGeometry() </text:p>
      <text:p text:style-name="P5">et</text:p>
      <text:p text:style-name="P5">void GeometryEngine::drawCubeGeometry(QOpenGLShaderProgram *program) </text:p>
      <text:p text:style-name="P5"/>
      <text:p text:style-name="P11">Méthode void GeometryEngine::initCubeGeometry() :</text:p>
      <text:p text:style-name="P11"/>
      <text:p text:style-name="P12">Cette méthode définit les vertex (arêtes) de chacune des faces de notre cube. Il nous faut donc 4 vertex par faces, et nous avons 6 faces. Comme indiqué, il faut préciser les 6 faces, car leur texture n’est pas identique.</text:p>
      <text:p text:style-name="P13"><text:soft-page-break/>Ensuite, nous allons initialiser le buffer des vertex, de la taille voulue, et le remplir avec nos valeurs.</text:p>
      <text:p text:style-name="P13"/>
      <text:p text:style-name="P13">Nous faisons de même pour le buffer d’indices.</text:p>
      <text:p text:style-name="P13"/>
      <text:p text:style-name="P13"/>
      <text:p text:style-name="P14">void GeometryEngine::drawCubeGeometry(QOpenGLShaderProgram *program) :</text:p>
      <text:p text:style-name="P14"/>
      <text:p text:style-name="P13">Dans cette méthode, nous allons tout d’abord indiquer au GPU quels buffers sont les buffers courants, à l’aide de bind()</text:p>
      <text:p text:style-name="P13"/>
      <text:p text:style-name="P13">Ensuite, nous définissons l’offset.</text:p>
      <text:p text:style-name="P13">Pour le premier buffer, l’offset est égal à 0, car nous voulons affihcer toutes les valeurs de notre buffer.</text:p>
      <text:p text:style-name="P13">Nous récupérons donc l’ID de notre buffer, à l’aide d’attributeLocation.</text:p>
      <text:p text:style-name="P13">Ensuite, nous l’affichons, avec setAttributeBuffer, et les paramètres adéquats :</text:p>
      <text:p text:style-name="P13">Le buffer commence à « vertexLocation », est composé de float. Nous commençons à « offset » (ici 0), chaque élément sera composé de 3 valeurs (x,y,z), et le buffer a pour taille sizeof(VertexData)</text:p>
      <text:p text:style-name="P13"/>
      <text:p text:style-name="P13">Ensuite, nous allons incrémenter notre offset. Dans notre tableau, qui contient deux attributs(QVector3D, et QVector2D), nous désirons n’afficher que la deuxième valeur (correspondant à la texture).</text:p>
      <text:p text:style-name="P13"/>
      <text:p text:style-name="P13">L’offset sera alors égal à la taille de notre premier attribut, indiquant donc au GPU de s’occuper uniquement de l’affichage du deuxième attribut.</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24:42.831486203</meta:creation-date>
    <dc:date>2018-09-28T13:01:56.237716415</dc:date>
    <meta:editing-duration>PT1H4M52S</meta:editing-duration>
    <meta:editing-cycles>1</meta:editing-cycles>
    <meta:document-statistic meta:table-count="0" meta:image-count="0" meta:object-count="0" meta:page-count="2" meta:paragraph-count="35" meta:word-count="541" meta:character-count="3506" meta:non-whitespace-character-count="2998"/>
    <meta:generator>LibreOffice/6.0.3.2$Linux_X86_64 LibreOffice_project/00m0$Build-2</meta:generator>
  </office:meta>
</office:document-meta>
</file>